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 style:parent-style-name="Standard"/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bokg97vsw6nn"/><text:bookmark-end text:name="h.bokg97vsw6nn"/><text:span text:style-name="T1_1">1.<text:s/></text:span><text:span text:style-name="T1_2">Métier</text:span></text:h>
      <text:p text:style-name="P2"/>
      <text:p text:style-name="P3"><text:span text:style-name="T3_1">Quel</text:span><text:span text:style-name="T3_2"><text:s/></text:span><text:span text:style-name="T3_3">est</text:span><text:span text:style-name="T3_4"><text:s/></text:span><text:span text:style-name="T3_5">le</text:span><text:span text:style-name="T3_6"><text:s/></text:span><text:span text:style-name="T3_7">prix</text:span><text:span text:style-name="T3_8"><text:s/></text:span><text:span text:style-name="T3_9">moyen</text:span><text:span text:style-name="T3_10"><text:s/></text:span><text:span text:style-name="T3_11">d</text:span><text:span text:style-name="T3_12">’</text:span><text:span text:style-name="T3_13">un</text:span><text:span text:style-name="T3_14"><text:s/></text:span><text:span text:style-name="T3_15">panier</text:span><text:span text:style-name="T3_16"><text:s/>?</text:span></text:p>
      <text:p text:style-name="P4"><text:span text:style-name="T4_1">30<text:s/>€</text:span></text:p>
      <text:p text:style-name="P5"/>
      <text:p text:style-name="P6"><text:span text:style-name="T6_1">Combien</text:span><text:span text:style-name="T6_2"><text:s/></text:span><text:span text:style-name="T6_3">de</text:span><text:span text:style-name="T6_4"><text:s/></text:span><text:span text:style-name="T6_5">produit</text:span><text:span text:style-name="T6_6"><text:s/></text:span><text:span text:style-name="T6_7">ou</text:span><text:span text:style-name="T6_8"><text:s/></text:span><text:span text:style-name="T6_9">quel</text:span><text:span text:style-name="T6_10"><text:s/></text:span><text:span text:style-name="T6_11">est</text:span><text:span text:style-name="T6_12"><text:s/></text:span><text:span text:style-name="T6_13">le</text:span><text:span text:style-name="T6_14"><text:s/></text:span><text:span text:style-name="T6_15">poids</text:span><text:span text:style-name="T6_16"><text:s/></text:span><text:span text:style-name="T6_17">moyen</text:span><text:span text:style-name="T6_18"><text:s/></text:span><text:span text:style-name="T6_19">d</text:span><text:span text:style-name="T6_20">’</text:span><text:span text:style-name="T6_21">un</text:span><text:span text:style-name="T6_22"><text:s/></text:span><text:span text:style-name="T6_23">panier</text:span><text:span text:style-name="T6_24"><text:s/>?</text:span></text:p>
      <text:p text:style-name="P7"><text:span text:style-name="T7_1">6<text:s/></text:span><text:span text:style-name="T7_2">types</text:span><text:span text:style-name="T7_3"><text:s/></text:span><text:span text:style-name="T7_4">légumes</text:span><text:span text:style-name="T7_5"><text:s/></text:span><text:span text:style-name="T7_6">max</text:span><text:span text:style-name="T7_7">,<text:s/></text:span><text:span text:style-name="T7_8">et</text:span><text:span text:style-name="T7_9"><text:s/>3<text:s/></text:span><text:span text:style-name="T7_10">types</text:span><text:span text:style-name="T7_11"><text:s/></text:span><text:span text:style-name="T7_12">fruits</text:span><text:span text:style-name="T7_13"><text:s/></text:span><text:span text:style-name="T7_14">environ</text:span></text:p>
      <text:p text:style-name="P8"/>
      <text:p text:style-name="P9"><text:span text:style-name="T9_1">Quand</text:span><text:span text:style-name="T9_2"><text:s/></text:span><text:span text:style-name="T9_3">paye</text:span><text:span text:style-name="T9_4"><text:s/></text:span><text:span text:style-name="T9_5">on</text:span><text:span text:style-name="T9_6"><text:s/></text:span><text:span text:style-name="T9_7">les</text:span><text:span text:style-name="T9_8"><text:s/></text:span><text:span text:style-name="T9_9">fournisseurs</text:span><text:span text:style-name="T9_10"><text:s/>?</text:span></text:p>
      <text:p text:style-name="P10"><text:span text:style-name="T10_1">chaque</text:span><text:span text:style-name="T10_2"><text:s/></text:span><text:span text:style-name="T10_3">mois</text:span></text:p>
      <text:p text:style-name="P11"><text:span text:style-name="T11_1">(</text:span><text:span text:style-name="T11_2">pas</text:span><text:span text:style-name="T11_3"><text:s/></text:span><text:span text:style-name="T11_4">de</text:span><text:span text:style-name="T11_5"><text:s/></text:span><text:span text:style-name="T11_6">gestion</text:span><text:span text:style-name="T11_7"><text:s/></text:span><text:span text:style-name="T11_8">du</text:span><text:span text:style-name="T11_9"><text:s/></text:span><text:span text:style-name="T11_10">paiement</text:span><text:span text:style-name="T11_11"><text:s/></text:span><text:span text:style-name="T11_12">mais</text:span><text:span text:style-name="T11_13"><text:s/></text:span><text:span text:style-name="T11_14">savoir</text:span><text:span text:style-name="T11_15"><text:s/></text:span><text:span text:style-name="T11_16">ce</text:span><text:span text:style-name="T11_17"><text:s/></text:span><text:span text:style-name="T11_18">qui</text:span><text:span text:style-name="T11_19"><text:s/></text:span><text:span text:style-name="T11_20">est</text:span><text:span text:style-name="T11_21"><text:s/></text:span><text:span text:style-name="T11_22">a</text:span><text:span text:style-name="T11_23"><text:s/></text:span><text:span text:style-name="T11_24">payé</text:span><text:span text:style-name="T11_25"><text:s/></text:span><text:span text:style-name="T11_26">ou</text:span><text:span text:style-name="T11_27"><text:s/></text:span><text:span text:style-name="T11_28">pas</text:span><text:span text:style-name="T11_29">)</text:span></text:p>
      <text:p text:style-name="P12"/>
      <text:p text:style-name="P13"><text:span text:style-name="T13_1">Comment</text:span><text:span text:style-name="T13_2"><text:s/></text:span><text:span text:style-name="T13_3">est</text:span><text:span text:style-name="T13_4"><text:s/></text:span><text:span text:style-name="T13_5">votre</text:span><text:span text:style-name="T13_6"><text:s/></text:span><text:span text:style-name="T13_7">logistique</text:span><text:span text:style-name="T13_8"><text:s/></text:span><text:span text:style-name="T13_9">en</text:span><text:span text:style-name="T13_10"><text:s/></text:span><text:span text:style-name="T13_11">terme</text:span><text:span text:style-name="T13_12"><text:s/></text:span><text:span text:style-name="T13_13">de</text:span><text:span text:style-name="T13_14"><text:s/></text:span><text:span text:style-name="T13_15">composition</text:span><text:span text:style-name="T13_16"><text:s/></text:span><text:span text:style-name="T13_17">et</text:span><text:span text:style-name="T13_18"><text:s/></text:span><text:span text:style-name="T13_19">de</text:span><text:span text:style-name="T13_20"><text:s/></text:span><text:span text:style-name="T13_21">livraison</text:span><text:span text:style-name="T13_22"><text:s/></text:span><text:span text:style-name="T13_23">des</text:span><text:span text:style-name="T13_24"><text:s/></text:span><text:span text:style-name="T13_25">paniers</text:span><text:span text:style-name="T13_26"><text:s/>?</text:span></text:p>
      <text:p text:style-name="P14"><text:span text:style-name="T14_1">Pensez</text:span><text:span text:style-name="T14_2"><text:s/></text:span><text:span text:style-name="T14_3">vous</text:span><text:span text:style-name="T14_4"><text:s/></text:span><text:span text:style-name="T14_5">qu</text:span><text:span text:style-name="T14_6">’</text:span><text:span text:style-name="T14_7">un</text:span><text:span text:style-name="T14_8"><text:s/></text:span><text:span text:style-name="T14_9">outil</text:span><text:span text:style-name="T14_10"><text:s/></text:span><text:span text:style-name="T14_11">informatique</text:span><text:span text:style-name="T14_12"><text:s/></text:span><text:span text:style-name="T14_13">puisse</text:span><text:span text:style-name="T14_14"><text:s/></text:span><text:span text:style-name="T14_15">vous</text:span><text:span text:style-name="T14_16"><text:s/></text:span><text:span text:style-name="T14_17">aider</text:span><text:span text:style-name="T14_18"><text:s/></text:span><text:span text:style-name="T14_19">à</text:span><text:span text:style-name="T14_20"><text:s/></text:span><text:span text:style-name="T14_21">suivre</text:span><text:span text:style-name="T14_22"><text:s/></text:span><text:span text:style-name="T14_23">l</text:span><text:span text:style-name="T14_24">’</text:span><text:span text:style-name="T14_25">avancement</text:span><text:span text:style-name="T14_26"><text:s/></text:span><text:span text:style-name="T14_27">ou</text:span><text:span text:style-name="T14_28"><text:s/></text:span><text:span text:style-name="T14_29">est</text:span><text:span text:style-name="T14_30"><text:s/></text:span><text:span text:style-name="T14_31">ce</text:span><text:span text:style-name="T14_32"><text:s/></text:span><text:span text:style-name="T14_33">superflux</text:span><text:span text:style-name="T14_34"><text:s/>?</text:span></text:p>
      <text:p text:style-name="P15"><text:span text:style-name="T15_1">pas</text:span><text:span text:style-name="T15_2"><text:s/></text:span><text:span text:style-name="T15_3">besoin</text:span></text:p>
      <text:h text:style-name="P16" text:outline-level="10"><text:bookmark-start text:name="h.8kgyww8uxtg0"/><text:bookmark-end text:name="h.8kgyww8uxtg0"/><text:span text:style-name="T16_1">2.<text:s/></text:span><text:span text:style-name="T16_2">Données</text:span></text:h>
      <text:p text:style-name="P17"/>
      <text:p text:style-name="P18"><text:span text:style-name="T18_1">Pour</text:span><text:span text:style-name="T18_2"><text:s/></text:span><text:span text:style-name="T18_3">la</text:span><text:span text:style-name="T18_4"><text:s/></text:span><text:span text:style-name="T18_5">composition</text:span><text:span text:style-name="T18_6"><text:s/></text:span><text:span text:style-name="T18_7">des</text:span><text:span text:style-name="T18_8"><text:s/></text:span><text:span text:style-name="T18_9">paniers</text:span><text:span text:style-name="T18_10">,<text:s/></text:span><text:span text:style-name="T18_11">une</text:span><text:span text:style-name="T18_12"><text:s/></text:span><text:span text:style-name="T18_13">AMAP</text:span><text:span text:style-name="T18_14"><text:s/></text:span><text:span text:style-name="T18_15">qui</text:span><text:span text:style-name="T18_16"><text:s/></text:span><text:span text:style-name="T18_17">a</text:span><text:span text:style-name="T18_18"><text:s/></text:span><text:span text:style-name="T18_19">validé</text:span><text:span text:style-name="T18_20"><text:s/></text:span><text:span text:style-name="T18_21">son</text:span><text:span text:style-name="T18_22"><text:s/></text:span><text:span text:style-name="T18_23">panier</text:span><text:span text:style-name="T18_24"><text:s/></text:span><text:span text:style-name="T18_25">de</text:span><text:span text:style-name="T18_26"><text:s/></text:span><text:span text:style-name="T18_27">la</text:span><text:span text:style-name="T18_28"><text:s/></text:span><text:span text:style-name="T18_29">semaine</text:span><text:span text:style-name="T18_30"><text:s/></text:span><text:span text:style-name="T18_31">valide</text:span><text:span text:style-name="T18_32"><text:s/></text:span><text:span text:style-name="T18_33">sa</text:span><text:span text:style-name="T18_34"><text:s/></text:span><text:span text:style-name="T18_35">proposition</text:span><text:span text:style-name="T18_36"><text:s/></text:span><text:span text:style-name="T18_37">au</text:span><text:span text:style-name="T18_38"><text:s/></text:span><text:span text:style-name="T18_39">niveau</text:span><text:span text:style-name="T18_40"><text:s/></text:span><text:span text:style-name="T18_41">national</text:span><text:span text:style-name="T18_42">.<text:s/></text:span><text:span text:style-name="T18_43">Les</text:span><text:span text:style-name="T18_44"><text:s/></text:span><text:span text:style-name="T18_45">autres</text:span><text:span text:style-name="T18_46"><text:s/></text:span><text:span text:style-name="T18_47">AMAP</text:span><text:span text:style-name="T18_48"><text:s/></text:span><text:span text:style-name="T18_49">qui</text:span><text:span text:style-name="T18_50"><text:s/></text:span><text:span text:style-name="T18_51">ne</text:span><text:span text:style-name="T18_52"><text:s/></text:span><text:span text:style-name="T18_53">peuvent</text:span><text:span text:style-name="T18_54"><text:s/></text:span><text:span text:style-name="T18_55">pas</text:span><text:span text:style-name="T18_56"><text:s/></text:span><text:span text:style-name="T18_57">compléter</text:span><text:span text:style-name="T18_58"><text:s/></text:span><text:span text:style-name="T18_59">leurs</text:span><text:span text:style-name="T18_60"><text:s/></text:span><text:span text:style-name="T18_61">paniers</text:span><text:span text:style-name="T18_62"><text:s/></text:span><text:span text:style-name="T18_63">ne</text:span><text:span text:style-name="T18_64"><text:s/></text:span><text:span text:style-name="T18_65">peuvent</text:span><text:span text:style-name="T18_66"><text:s/></text:span><text:span text:style-name="T18_67">ensuite</text:span><text:span text:style-name="T18_68"><text:s/></text:span><text:span text:style-name="T18_69">enrichir</text:span><text:span text:style-name="T18_70"><text:s/></text:span><text:span text:style-name="T18_71">leurs</text:span><text:span text:style-name="T18_72"><text:s/></text:span><text:span text:style-name="T18_73">propositions</text:span><text:span text:style-name="T18_74"><text:s/></text:span><text:span text:style-name="T18_75">qu</text:span><text:span text:style-name="T18_76">’</text:span><text:span text:style-name="T18_77">a</text:span><text:span text:style-name="T18_78"><text:s/></text:span><text:span text:style-name="T18_79">partir</text:span><text:span text:style-name="T18_80"><text:s/></text:span><text:span text:style-name="T18_81">des</text:span><text:span text:style-name="T18_82"><text:s/></text:span><text:span text:style-name="T18_83">AMAP</text:span><text:span text:style-name="T18_84"><text:s/></text:span><text:span text:style-name="T18_85">qui</text:span><text:span text:style-name="T18_86"><text:s/></text:span><text:span text:style-name="T18_87">ont</text:span><text:span text:style-name="T18_88"><text:s/></text:span><text:span text:style-name="T18_89">le</text:span><text:span text:style-name="T18_90"><text:s/></text:span><text:span text:style-name="T18_91">panier</text:span><text:span text:style-name="T18_92"><text:s/></text:span><text:span text:style-name="T18_93">validé</text:span><text:span text:style-name="T18_94">.</text:span></text:p>
      <text:p text:style-name="P19"><text:span text:style-name="T19_1">Cela</text:span><text:span text:style-name="T19_2"><text:s/></text:span><text:span text:style-name="T19_3">vous</text:span><text:span text:style-name="T19_4"><text:s/></text:span><text:span text:style-name="T19_5">semble</text:span><text:span text:style-name="T19_6"><text:s/></text:span><text:span text:style-name="T19_7">il</text:span><text:span text:style-name="T19_8"><text:s/></text:span><text:span text:style-name="T19_9">correcte</text:span><text:span text:style-name="T19_10"><text:s/>?</text:span></text:p>
      <text:p text:style-name="P20"><text:span text:style-name="T20_1">améliorer</text:span><text:span text:style-name="T20_2"><text:s/></text:span><text:span text:style-name="T20_3">l</text:span><text:span text:style-name="T20_4">’</text:span><text:span text:style-name="T20_5">idée</text:span><text:span text:style-name="T20_6"><text:s/>(</text:span><text:span text:style-name="T20_7">faire</text:span><text:span text:style-name="T20_8"><text:s/></text:span><text:span text:style-name="T20_9">des</text:span><text:span text:style-name="T20_10"><text:s/></text:span><text:span text:style-name="T20_11">hypothèses</text:span><text:span text:style-name="T20_12"><text:s/>=&gt;<text:s/></text:span><text:span text:style-name="T20_13">on</text:span><text:span text:style-name="T20_14"><text:s/></text:span><text:span text:style-name="T20_15">a</text:span><text:span text:style-name="T20_16"><text:s/></text:span><text:span text:style-name="T20_17">fait</text:span><text:span text:style-name="T20_18"><text:s/></text:span><text:span text:style-name="T20_19">comme</text:span><text:span text:style-name="T20_20"><text:s/></text:span><text:span text:style-name="T20_21">ça</text:span><text:span text:style-name="T20_22"><text:s/></text:span><text:span text:style-name="T20_23">parce</text:span><text:span text:style-name="T20_24"><text:s/></text:span><text:span text:style-name="T20_25">que</text:span><text:span text:style-name="T20_26">)</text:span></text:p>
      <text:p text:style-name="P21"/>
      <text:p text:style-name="P22"><text:span text:style-name="T22_1">Les</text:span><text:span text:style-name="T22_2"><text:s/></text:span><text:span text:style-name="T22_3">clients</text:span><text:span text:style-name="T22_4"><text:s/></text:span><text:span text:style-name="T22_5">occasionnels</text:span><text:span text:style-name="T22_6"><text:s/></text:span><text:span text:style-name="T22_7">ont</text:span><text:span text:style-name="T22_8"><text:s/></text:span><text:span text:style-name="T22_9">les</text:span><text:span text:style-name="T22_10"><text:s/></text:span><text:span text:style-name="T22_11">mêmes</text:span><text:span text:style-name="T22_12"><text:s/></text:span><text:span text:style-name="T22_13">paniers</text:span><text:span text:style-name="T22_14"><text:s/></text:span><text:span text:style-name="T22_15">que</text:span><text:span text:style-name="T22_16"><text:s/></text:span><text:span text:style-name="T22_17">les</text:span><text:span text:style-name="T22_18"><text:s/></text:span><text:span text:style-name="T22_19">clients</text:span><text:span text:style-name="T22_20"><text:s/></text:span><text:span text:style-name="T22_21">abonnés</text:span><text:span text:style-name="T22_22"><text:s/></text:span><text:span text:style-name="T22_23">ou</text:span><text:span text:style-name="T22_24"><text:s/></text:span><text:span text:style-name="T22_25">peuvent</text:span><text:span text:style-name="T22_26"><text:s/></text:span><text:span text:style-name="T22_27">ils</text:span><text:span text:style-name="T22_28"><text:s/></text:span><text:span text:style-name="T22_29">les</text:span><text:span text:style-name="T22_30"><text:s/></text:span><text:span text:style-name="T22_31">personnalisés</text:span><text:span text:style-name="T22_32"><text:s/>?</text:span></text:p>
      <text:p text:style-name="P23"><text:span text:style-name="T23_1">L</text:span><text:span text:style-name="T23_2">’</text:span><text:span text:style-name="T23_3">AMAP</text:span><text:span text:style-name="T23_4"><text:s/></text:span><text:span text:style-name="T23_5">ne</text:span><text:span text:style-name="T23_6"><text:s/></text:span><text:span text:style-name="T23_7">fait</text:span><text:span text:style-name="T23_8"><text:s/></text:span><text:span text:style-name="T23_9">qu</text:span><text:span text:style-name="T23_10">’</text:span><text:span text:style-name="T23_11">un</text:span><text:span text:style-name="T23_12"><text:s/></text:span><text:span text:style-name="T23_13">seul</text:span><text:span text:style-name="T23_14"><text:s/></text:span><text:span text:style-name="T23_15">panier</text:span><text:span text:style-name="T23_16">,<text:s/></text:span><text:span text:style-name="T23_17">il</text:span><text:span text:style-name="T23_18"><text:s/></text:span><text:span text:style-name="T23_19">sera</text:span><text:span text:style-name="T23_20"><text:s/></text:span><text:span text:style-name="T23_21">plus</text:span><text:span text:style-name="T23_22"><text:s/></text:span><text:span text:style-name="T23_23">cher</text:span><text:span text:style-name="T23_24"><text:s/></text:span><text:span text:style-name="T23_25">et</text:span><text:span text:style-name="T23_26"><text:s/></text:span><text:span text:style-name="T23_27">il</text:span><text:span text:style-name="T23_28"><text:s/></text:span><text:span text:style-name="T23_29">ne</text:span><text:span text:style-name="T23_30"><text:s/></text:span><text:span text:style-name="T23_31">sera</text:span><text:span text:style-name="T23_32"><text:s/></text:span><text:span text:style-name="T23_33">pas</text:span><text:span text:style-name="T23_34"><text:s/></text:span><text:span text:style-name="T23_35">sûr</text:span><text:span text:style-name="T23_36"><text:s/></text:span><text:span text:style-name="T23_37">de</text:span><text:span text:style-name="T23_38"><text:s/></text:span><text:span text:style-name="T23_39">l</text:span><text:span text:style-name="T23_40">’</text:span><text:span text:style-name="T23_41">avoir</text:span></text:p>
      <text:p text:style-name="P24"/>
      <text:p text:style-name="P25"><text:span text:style-name="T25_1">Les</text:span><text:span text:style-name="T25_2"><text:s/></text:span><text:span text:style-name="T25_3">clients</text:span><text:span text:style-name="T25_4"><text:s/></text:span><text:span text:style-name="T25_5">abonnées</text:span><text:span text:style-name="T25_6"><text:s/></text:span><text:span text:style-name="T25_7">recoivent</text:span><text:span text:style-name="T25_8"><text:s/></text:span><text:span text:style-name="T25_9">leurs</text:span><text:span text:style-name="T25_10"><text:s/></text:span><text:span text:style-name="T25_11">produits</text:span><text:span text:style-name="T25_12"><text:s/></text:span><text:span text:style-name="T25_13">supplémentaires</text:span><text:span text:style-name="T25_14"><text:s/></text:span><text:span text:style-name="T25_15">avec</text:span><text:span text:style-name="T25_16"><text:s/></text:span><text:span text:style-name="T25_17">le</text:span><text:span text:style-name="T25_18"><text:s/></text:span><text:span text:style-name="T25_19">panier</text:span><text:span text:style-name="T25_20"><text:s/></text:span><text:span text:style-name="T25_21">de</text:span><text:span text:style-name="T25_22"><text:s/></text:span><text:span text:style-name="T25_23">la</text:span><text:span text:style-name="T25_24"><text:s/></text:span><text:span text:style-name="T25_25">semaine</text:span><text:span text:style-name="T25_26"><text:s/></text:span><text:span text:style-name="T25_27">ou</text:span><text:span text:style-name="T25_28"><text:s/></text:span><text:span text:style-name="T25_29">à</text:span><text:span text:style-name="T25_30"><text:s/></text:span><text:span text:style-name="T25_31">coté</text:span><text:span text:style-name="T25_32"><text:s/>?*</text:span></text:p>
      <text:p text:style-name="P26"><text:span text:style-name="T26_1">S</text:span><text:span text:style-name="T26_2">’</text:span><text:span text:style-name="T26_3">abonne</text:span><text:span text:style-name="T26_4"><text:s/></text:span><text:span text:style-name="T26_5">pour</text:span><text:span text:style-name="T26_6"><text:s/></text:span><text:span text:style-name="T26_7">un</text:span><text:span text:style-name="T26_8"><text:s/></text:span><text:span text:style-name="T26_9">nombre</text:span><text:span text:style-name="T26_10"><text:s/></text:span><text:span text:style-name="T26_11">fixe</text:span><text:span text:style-name="T26_12"><text:s/></text:span><text:span text:style-name="T26_13">de</text:span><text:span text:style-name="T26_14"><text:s/></text:span><text:span text:style-name="T26_15">panier</text:span><text:span text:style-name="T26_16">,<text:s/></text:span><text:span text:style-name="T26_17">il</text:span><text:span text:style-name="T26_18"><text:s/></text:span><text:span text:style-name="T26_19">peut</text:span><text:span text:style-name="T26_20"><text:s/></text:span><text:span text:style-name="T26_21">en</text:span><text:span text:style-name="T26_22"><text:s/></text:span><text:span text:style-name="T26_23">prendre</text:span><text:span text:style-name="T26_24"><text:s/></text:span><text:span text:style-name="T26_25">plus</text:span><text:span text:style-name="T26_26"><text:s/></text:span><text:span text:style-name="T26_27">mais</text:span><text:span text:style-name="T26_28"><text:s/></text:span><text:span text:style-name="T26_29">au</text:span><text:span text:style-name="T26_30"><text:s/></text:span><text:span text:style-name="T26_31">prix</text:span><text:span text:style-name="T26_32"><text:s/></text:span><text:span text:style-name="T26_33">occassionnel</text:span></text:p>
      <text:p text:style-name="P27"/>
      <text:p text:style-name="P28"><text:span text:style-name="T28_1">Dans</text:span><text:span text:style-name="T28_2"><text:s/></text:span><text:span text:style-name="T28_3">quel</text:span><text:span text:style-name="T28_4"><text:s/></text:span><text:span text:style-name="T28_5">cas</text:span><text:span text:style-name="T28_6"><text:s/></text:span><text:span text:style-name="T28_7">une</text:span><text:span text:style-name="T28_8"><text:s/></text:span><text:span text:style-name="T28_9">AMAP</text:span><text:span text:style-name="T28_10"><text:s/></text:span><text:span text:style-name="T28_11">a</text:span><text:span text:style-name="T28_12"><text:s/></text:span><text:span text:style-name="T28_13">recours</text:span><text:span text:style-name="T28_14"><text:s/></text:span><text:span text:style-name="T28_15">aux</text:span><text:span text:style-name="T28_16"><text:s/></text:span><text:span text:style-name="T28_17">produits</text:span><text:span text:style-name="T28_18"><text:s/></text:span><text:span text:style-name="T28_19">d</text:span><text:span text:style-name="T28_20">’</text:span><text:span text:style-name="T28_21">une</text:span><text:span text:style-name="T28_22"><text:s/></text:span><text:span text:style-name="T28_23">autre</text:span><text:span text:style-name="T28_24"><text:s/></text:span><text:span text:style-name="T28_25">AMAP</text:span><text:span text:style-name="T28_26"><text:s/>?<text:s/>1</text:span><text:span text:style-name="T28_27">er</text:span><text:span text:style-name="T28_28"><text:s/></text:span><text:span text:style-name="T28_29">proposition</text:span><text:span text:style-name="T28_30"><text:s/>?<text:s/></text:span><text:span text:style-name="T28_31">Pas</text:span><text:span text:style-name="T28_32"><text:s/></text:span><text:span text:style-name="T28_33">possible</text:span><text:span text:style-name="T28_34"><text:s/></text:span><text:span text:style-name="T28_35">de</text:span><text:span text:style-name="T28_36"><text:s/></text:span><text:span text:style-name="T28_37">faire</text:span><text:span text:style-name="T28_38"><text:s/></text:span><text:span text:style-name="T28_39">un</text:span><text:span text:style-name="T28_40"><text:s/></text:span><text:span text:style-name="T28_41">panier</text:span><text:span text:style-name="T28_42"><text:s/></text:span><text:span text:style-name="T28_43">complet</text:span><text:span text:style-name="T28_44"><text:s/>?<text:s/></text:span><text:span text:style-name="T28_45">Uniquement</text:span><text:span text:style-name="T28_46"><text:s/></text:span><text:span text:style-name="T28_47">en</text:span><text:span text:style-name="T28_48"><text:s/></text:span><text:span text:style-name="T28_49">mode</text:span><text:span text:style-name="T28_50"><text:s/></text:span><text:span text:style-name="T28_51">manuel</text:span><text:span text:style-name="T28_52"><text:s/>?</text:span></text:p>
      <text:p text:style-name="P29"><text:span text:style-name="T29_1">exemple</text:span><text:span text:style-name="T29_2">,<text:s/>2<text:s/></text:span><text:span text:style-name="T29_3">sur</text:span><text:span text:style-name="T29_4"><text:s/></text:span><text:span text:style-name="T29_5">les</text:span><text:span text:style-name="T29_6"><text:s/>8<text:s/></text:span><text:span text:style-name="T29_7">qui</text:span><text:span text:style-name="T29_8"><text:s/></text:span><text:span text:style-name="T29_9">viennent</text:span><text:span text:style-name="T29_10"><text:s/></text:span><text:span text:style-name="T29_11">d</text:span><text:span text:style-name="T29_12">’</text:span><text:span text:style-name="T29_13">ailleurs</text:span><text:span text:style-name="T29_14">.<text:s/></text:span><text:span text:style-name="T29_15">Variété</text:span><text:span text:style-name="T29_16"><text:s/>&gt;<text:s/></text:span><text:span text:style-name="T29_17">local</text:span><text:span text:style-name="T29_18"><text:s/></text:span><text:span text:style-name="T29_19">mais</text:span><text:span text:style-name="T29_20"><text:s/></text:span><text:span text:style-name="T29_21">uniquement</text:span><text:span text:style-name="T29_22"><text:s/></text:span><text:span text:style-name="T29_23">si</text:span><text:span text:style-name="T29_24"><text:s/></text:span><text:span text:style-name="T29_25">on</text:span><text:span text:style-name="T29_26"><text:s/></text:span><text:span text:style-name="T29_27">a</text:span><text:span text:style-name="T29_28"><text:s/></text:span><text:span text:style-name="T29_29">pas</text:span><text:span text:style-name="T29_30"><text:s/></text:span><text:span text:style-name="T29_31">de</text:span><text:span text:style-name="T29_32"><text:s/></text:span><text:span text:style-name="T29_33">dispo</text:span><text:span text:style-name="T29_34">.</text:span></text:p>
      <text:h text:style-name="P30" text:outline-level="10"><text:bookmark-start text:name="h.nh2v6rek4wkn"/><text:bookmark-end text:name="h.nh2v6rek4wkn"/><text:span text:style-name="T30_1">3.<text:s/></text:span><text:span text:style-name="T30_2">Fonctions</text:span></text:h>
      <text:p text:style-name="P31"/>
      <text:p text:style-name="P32"><text:span text:style-name="T32_1">UI</text:span><text:span text:style-name="T32_2">:<text:s/></text:span><text:span text:style-name="T32_3">utilisateur</text:span><text:span text:style-name="T32_4"><text:s/>(</text:span><text:span text:style-name="T32_5">abonné</text:span><text:span text:style-name="T32_6">+</text:span><text:span text:style-name="T32_7">occasionnel</text:span><text:span text:style-name="T32_8">+</text:span><text:span text:style-name="T32_9">consultation</text:span><text:span text:style-name="T32_10">(</text:span><text:span text:style-name="T32_11">panier</text:span><text:span text:style-name="T32_12"><text:s/></text:span><text:span text:style-name="T32_13">de</text:span><text:span text:style-name="T32_14"><text:s/></text:span><text:span text:style-name="T32_15">la</text:span><text:span text:style-name="T32_16"><text:s/></text:span><text:span text:style-name="T32_17">semaine</text:span><text:span text:style-name="T32_18">)),<text:s/></text:span><text:span text:style-name="T32_19">association</text:span><text:span text:style-name="T32_20">(</text:span><text:span text:style-name="T32_21">gestion</text:span><text:span text:style-name="T32_22"><text:s/></text:span><text:span text:style-name="T32_23">niveau</text:span><text:span text:style-name="T32_24"><text:s/></text:span><text:span text:style-name="T32_25">local</text:span><text:span text:style-name="T32_26">,<text:s/></text:span><text:span text:style-name="T32_27">national</text:span><text:span text:style-name="T32_28">,<text:s/></text:span><text:span text:style-name="T32_29">cahier</text:span><text:span text:style-name="T32_30"><text:s/></text:span><text:span text:style-name="T32_31">des</text:span><text:span text:style-name="T32_32"><text:s/></text:span><text:span text:style-name="T32_33">propositions</text:span><text:span text:style-name="T32_34">),<text:s/></text:span><text:span text:style-name="T32_35">fournisseurs</text:span><text:span text:style-name="T32_36">.<text:s/></text:span><text:span text:style-name="T32_37">OK</text:span><text:span text:style-name="T32_38"><text:s/>?</text:span></text:p>
      <text:p text:style-name="P33"><text:span text:style-name="T33_1">pour</text:span><text:span text:style-name="T33_2"><text:s/></text:span><text:span text:style-name="T33_3">asso</text:span><text:span text:style-name="T33_4">,<text:s/></text:span><text:span text:style-name="T33_5">une</text:span><text:span text:style-name="T33_6"><text:s/></text:span><text:span text:style-name="T33_7">interface</text:span><text:span text:style-name="T33_8"><text:s/></text:span><text:span text:style-name="T33_9">au</text:span><text:span text:style-name="T33_10"><text:s/></text:span><text:span text:style-name="T33_11">niveau</text:span><text:span text:style-name="T33_12"><text:s/></text:span><text:span text:style-name="T33_13">local</text:span><text:span text:style-name="T33_14"><text:s/></text:span><text:span text:style-name="T33_15">et</text:span><text:span text:style-name="T33_16"><text:s/></text:span><text:span text:style-name="T33_17">national</text:span></text:p>
      <text:p text:style-name="P34"/>
      <text:p text:style-name="P35"><text:span text:style-name="T35_1">avertir</text:span><text:span text:style-name="T35_2"><text:s/></text:span><text:span text:style-name="T35_3">automatique</text:span><text:span text:style-name="T35_4"><text:s/></text:span><text:span text:style-name="T35_5">le</text:span><text:span text:style-name="T35_6"><text:s/></text:span><text:span text:style-name="T35_7">fournisseur</text:span><text:span text:style-name="T35_8"><text:s/></text:span><text:span text:style-name="T35_9">du</text:span><text:span text:style-name="T35_10"><text:s/></text:span><text:span text:style-name="T35_11">nombre</text:span><text:span text:style-name="T35_12"><text:s/></text:span><text:span text:style-name="T35_13">de</text:span><text:span text:style-name="T35_14"><text:s/></text:span><text:span text:style-name="T35_15">produits</text:span><text:span text:style-name="T35_16"><text:s/></text:span><text:span text:style-name="T35_17">commandés</text:span><text:span text:style-name="T35_18">.<text:s/></text:span><text:span text:style-name="T35_19">Il</text:span><text:span text:style-name="T35_20"><text:s/></text:span><text:span text:style-name="T35_21">peut</text:span><text:span text:style-name="T35_22"><text:s/></text:span><text:span text:style-name="T35_23">ajouter</text:span><text:span text:style-name="T35_24">,<text:s/></text:span><text:span text:style-name="T35_25">mais</text:span><text:span text:style-name="T35_26"><text:s/></text:span><text:span text:style-name="T35_27">pas</text:span><text:span text:style-name="T35_28"><text:s/></text:span><text:span text:style-name="T35_29">modifier</text:span><text:span text:style-name="T35_30"><text:s/></text:span><text:span text:style-name="T35_31">après</text:span><text:span text:style-name="T35_32"><text:s/></text:span><text:span text:style-name="T35_33">cout</text:span><text:span text:style-name="T35_34">.<text:s/></text:span><text:span text:style-name="T35_35">Le</text:span><text:span text:style-name="T35_36"><text:s/></text:span><text:span text:style-name="T35_37">fournisseur</text:span><text:span text:style-name="T35_38"><text:s/></text:span><text:span text:style-name="T35_39">peut</text:span><text:span text:style-name="T35_40"><text:s/></text:span><text:span text:style-name="T35_41">créer</text:span><text:span text:style-name="T35_42"><text:s/></text:span><text:span text:style-name="T35_43">son</text:span><text:span text:style-name="T35_44"><text:s/></text:span><text:span text:style-name="T35_45">compte</text:span><text:span text:style-name="T35_46"><text:s/></text:span><text:span text:style-name="T35_47">sur</text:span><text:span text:style-name="T35_48"><text:s/></text:span><text:span text:style-name="T35_49">la</text:span><text:span text:style-name="T35_50"><text:s/></text:span><text:span text:style-name="T35_51">base</text:span></text:p>
      <text:p text:style-name="P36"/>
      <text:p text:style-name="P37"><text:span text:style-name="T37_1">Définir</text:span><text:span text:style-name="T37_2"><text:s/></text:span><text:span text:style-name="T37_3">en</text:span><text:span text:style-name="T37_4"><text:s/>3<text:s/></text:span><text:span text:style-name="T37_5">mots</text:span><text:span text:style-name="T37_6"><text:s/></text:span><text:span text:style-name="T37_7">les</text:span><text:span text:style-name="T37_8"><text:s/></text:span><text:span text:style-name="T37_9">qualités</text:span><text:span text:style-name="T37_10"><text:s/></text:span><text:span text:style-name="T37_11">des</text:span><text:span text:style-name="T37_12"><text:s/></text:span><text:span text:style-name="T37_13">interfaces</text:span><text:span text:style-name="T37_14"><text:s/>?<text:s/></text:span><text:span text:style-name="T37_15">automatique</text:span><text:span text:style-name="T37_16"><text:s/></text:span><text:span text:style-name="T37_17">mais</text:span><text:span text:style-name="T37_18"><text:s/></text:span><text:span text:style-name="T37_19">en</text:span><text:span text:style-name="T37_20"><text:s/></text:span><text:span text:style-name="T37_21">gardant</text:span><text:span text:style-name="T37_22"><text:s/></text:span><text:span text:style-name="T37_23">de</text:span><text:span text:style-name="T37_24"><text:s/></text:span><text:span text:style-name="T37_25">la</text:span><text:span text:style-name="T37_26"><text:s/></text:span><text:span text:style-name="T37_27">liberté</text:span><text:span text:style-name="T37_28">,<text:s/></text:span><text:span text:style-name="T37_29">simplicité</text:span></text:p>
      <text:p text:style-name="P38"/>
      <text:p text:style-name="P39"><text:span text:style-name="T39_1">Quand</text:span><text:span text:style-name="T39_2"><text:s/></text:span><text:span text:style-name="T39_3">et</text:span><text:span text:style-name="T39_4"><text:s/></text:span><text:span text:style-name="T39_5">comment</text:span><text:span text:style-name="T39_6"><text:s/></text:span><text:span text:style-name="T39_7">interagissez</text:span><text:span text:style-name="T39_8"><text:s/></text:span><text:span text:style-name="T39_9">vous</text:span><text:span text:style-name="T39_10"><text:s/></text:span><text:span text:style-name="T39_11">pour</text:span><text:span text:style-name="T39_12"><text:s/></text:span><text:span text:style-name="T39_13">prévenir</text:span><text:span text:style-name="T39_14"><text:s/></text:span><text:span text:style-name="T39_15">les</text:span><text:span text:style-name="T39_16"><text:s/></text:span><text:span text:style-name="T39_17">utilisateurs</text:span><text:span text:style-name="T39_18"><text:s/>?<text:s/></text:span><text:span text:style-name="T39_19">En</text:span><text:span text:style-name="T39_20"><text:s/></text:span><text:span text:style-name="T39_21">cas</text:span><text:span text:style-name="T39_22"><text:s/></text:span><text:span text:style-name="T39_23">de</text:span><text:span text:style-name="T39_24"><text:s/></text:span><text:span text:style-name="T39_25">problème</text:span><text:span text:style-name="T39_26"><text:s/></text:span><text:span text:style-name="T39_27">ou</text:span><text:span text:style-name="T39_28"><text:s/></text:span><text:span text:style-name="T39_29">par</text:span><text:span text:style-name="T39_30"><text:s/></text:span><text:span text:style-name="T39_31">semaine</text:span><text:span text:style-name="T39_32"><text:s/>?<text:s/></text:span><text:span text:style-name="T39_33">Avertir</text:span><text:span text:style-name="T39_34"><text:s/></text:span><text:span text:style-name="T39_35">pour</text:span><text:span text:style-name="T39_36"><text:s/></text:span><text:span text:style-name="T39_37">les</text:span><text:span text:style-name="T39_38"><text:s/></text:span><text:span text:style-name="T39_39">urgences</text:span><text:span text:style-name="T39_40">,<text:s/></text:span><text:span text:style-name="T39_41">abonnement</text:span><text:span text:style-name="T39_42"><text:s/></text:span><text:span text:style-name="T39_43">arrive</text:span><text:span text:style-name="T39_44"><text:s/></text:span><text:span text:style-name="T39_45">à</text:span><text:span text:style-name="T39_46"><text:s/></text:span><text:span text:style-name="T39_47">échéance</text:span></text:p>
      <text:p text:style-name="P40"/>
      <text:p text:style-name="P41"><text:span text:style-name="T41_1">pas</text:span><text:span text:style-name="T41_2"><text:s/></text:span><text:span text:style-name="T41_3">obliger</text:span><text:span text:style-name="T41_4"><text:s/></text:span><text:span text:style-name="T41_5">d</text:span><text:span text:style-name="T41_6">’</text:span><text:span text:style-name="T41_7">implémenter</text:span><text:span text:style-name="T41_8"><text:s/></text:span><text:span text:style-name="T41_9">si</text:span><text:span text:style-name="T41_10"><text:s/></text:span><text:span text:style-name="T41_11">modéliser</text:span></text:p>
      <text:p text:style-name="P42"><text:span text:style-name="T42_1">pourquoi</text:span><text:span text:style-name="T42_2"><text:s/></text:span><text:span text:style-name="T42_3">on</text:span><text:span text:style-name="T42_4"><text:s/></text:span><text:span text:style-name="T42_5">a</text:span><text:span text:style-name="T42_6"><text:s/></text:span><text:span text:style-name="T42_7">modéliser</text:span><text:span text:style-name="T42_8"><text:s/></text:span><text:span text:style-name="T42_9">celui</text:span><text:span text:style-name="T42_10"><text:s/></text:span><text:span text:style-name="T42_11">la</text:span><text:span text:style-name="T42_12">.<text:s/></text:span><text:span text:style-name="T42_13">Pas</text:span><text:span text:style-name="T42_14"><text:s/></text:span><text:span text:style-name="T42_15">forcé</text:span><text:span text:style-name="T42_16"><text:s/></text:span><text:span text:style-name="T42_17">de</text:span><text:span text:style-name="T42_18"><text:s/></text:span><text:span text:style-name="T42_19">faire</text:span><text:span text:style-name="T42_20"><text:s/></text:span><text:span text:style-name="T42_21">les</text:span><text:span text:style-name="T42_22"><text:s/></text:span><text:span text:style-name="T42_23">petits</text:span><text:span text:style-name="T42_24"><text:s/></text:span><text:span text:style-name="T42_25">MCT</text:span></text:p>
      <text:p text:style-name="P43"/>
      <text:p text:style-name="P44"><text:span text:style-name="T44_1">Restriction</text:span><text:span text:style-name="T44_2"><text:s/></text:span><text:span text:style-name="T44_3">au</text:span><text:span text:style-name="T44_4"><text:s/></text:span><text:span text:style-name="T44_5">niveau</text:span><text:span text:style-name="T44_6"><text:s/></text:span><text:span text:style-name="T44_7">du</text:span><text:span text:style-name="T44_8"><text:s/></text:span><text:span text:style-name="T44_9">langage</text:span><text:span text:style-name="T44_10"><text:s/></text:span><text:span text:style-name="T44_11">de</text:span><text:span text:style-name="T44_12"><text:s/></text:span><text:span text:style-name="T44_13">programmation</text:span><text:span text:style-name="T44_14"><text:s/>?<text:s/></text:span></text:p>
      <text:p text:style-name="P45"><text:span text:style-name="T45_1">SGBD</text:span><text:span text:style-name="T45_2"><text:s/></text:span><text:span text:style-name="T45_3">sur</text:span><text:span text:style-name="T45_4"><text:s/></text:span><text:span text:style-name="T45_5">sybase</text:span><text:span text:style-name="T45_6"><text:s/></text:span><text:span text:style-name="T45_7">et</text:span><text:span text:style-name="T45_8"><text:s/></text:span><text:span text:style-name="T45_9">language</text:span><text:span text:style-name="T45_10"><text:s/></text:span><text:span text:style-name="T45_11">de</text:span><text:span text:style-name="T45_12"><text:s/></text:span><text:span text:style-name="T45_13">programmation</text:span><text:span text:style-name="T45_14"><text:s/></text:span><text:span text:style-name="T45_15">libre</text:span></text:p>
      <text:p text:style-name="P46"><text:span text:style-name="T46_1"><office:annotation><dc:creator/><text:p text:style-name="P47"><text:span text:style-name="T47_1">Omar</text:span><text:span text:style-name="T47_2"><text:s/></text:span><text:span text:style-name="T47_3">EDDASSER</text:span><text:span text:style-name="T47_4">:</text:span></text:p><text:p text:style-name="P48"><text:span text:style-name="T48_1">je</text:span><text:span text:style-name="T48_2"><text:s/></text:span><text:span text:style-name="T48_3">pense</text:span><text:span text:style-name="T48_4"><text:s/></text:span><text:span text:style-name="T48_5">pas</text:span><text:span text:style-name="T48_6"><text:s/></text:span><text:span text:style-name="T48_7">que</text:span><text:span text:style-name="T48_8"><text:s/></text:span><text:span text:style-name="T48_9">l</text:span><text:span text:style-name="T48_10">'</text:span><text:span text:style-name="T48_11">interface</text:span><text:span text:style-name="T48_12"><text:s/></text:span><text:span text:style-name="T48_13">est</text:span><text:span text:style-name="T48_14"><text:s/></text:span><text:span text:style-name="T48_15">une</text:span><text:span text:style-name="T48_16"><text:s/></text:span><text:span text:style-name="T48_17">importance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